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–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vents → Practitioners → Decision Makers → Response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Server Clus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4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</text:p>
                  </text:list-item>
                  <text:list-item>
                    <text:p>Global maker commun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Global community</text:p>
                <text:list>
                  <text:list-item>
                    <text:p>Grantham, Potsdam, Climate Central, …</text:p>
                  </text:list-item>
                  <text:list-item>
                    <text:p>Copernicus, AU BOM, UK Met Office, …</text:p>
                  </text:list-item>
                  <text:list-item>
                    <text:p>Scientific research, tertiary education</text:p>
                  </text:list-item>
                  <text:list-item>
                    <text:p>Citizen science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public health, epidemiology, crisis management, ecology, environment, <text:s/>education, agriculture, water, energy, 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 many project solutions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Linux Foundation</text:p>
              </text:list-item>
              <text:list-item>
                <text:p>Apache Foundation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9:20:12.656000000</meta:creation-date>
    <dc:date>2025-05-21T12:15:51.104000000</dc:date>
    <meta:editing-duration>PT14H9M47S</meta:editing-duration>
    <meta:editing-cycles>36</meta:editing-cycles>
    <meta:generator>LibreOffice/24.2.5.2$Windows_X86_64 LibreOffice_project/bffef4ea93e59bebbeaf7f431bb02b1a39ee8a59</meta:generator>
    <meta:document-statistic meta:object-count="74"/>
  </office:meta>
</office:document-meta>
</file>